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e4ef" officeooo:paragraph-rsid="0004e4ef"/>
    </style:style>
    <style:style style:name="P2" style:family="paragraph" style:parent-style-name="Standard">
      <style:paragraph-properties fo:text-align="justify" style:justify-single-word="false"/>
      <style:text-properties officeooo:rsid="0008db97" officeooo:paragraph-rsid="0008db97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4e4ef" officeooo:paragraph-rsid="0004e4ef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4e4ef" officeooo:paragraph-rsid="0006b096"/>
    </style:style>
    <style:style style:name="T1" style:family="text">
      <style:text-properties officeooo:rsid="00081865"/>
    </style:style>
    <style:style style:name="T2" style:family="text">
      <style:text-properties officeooo:rsid="00087c3c"/>
    </style:style>
    <style:style style:name="T3" style:family="text">
      <style:text-properties officeooo:rsid="0008db97"/>
    </style:style>
    <style:style style:name="T4" style:family="text">
      <style:text-properties officeooo:rsid="000acd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84155272629840996" text:style-name="L1">
        <text:list-header>
          <text:p text:style-name="P3">Estudo de Caso 9 – Restaurante – <text:span text:style-name="T2">Grupo 1</text:span></text:p>
        </text:list-header>
      </text:list>
      <text:p text:style-name="P1"/>
      <text:p text:style-name="P2">O Objetivo do presente trabalho é projetar um sistema para o controle de atendimento aos clientes de um restaurante, conforme requisitos descritos <text:span text:style-name="T4">abaixo:</text:span></text:p>
      <text:list xml:id="list220261622494506" text:continue-numbering="true" text:style-name="L1">
        <text:list-header>
          <text:p text:style-name="P3"/>
        </text:list-header>
        <text:list-item>
          <text:p text:style-name="P3">Um restaurante serve pratos de um cardápio. O cardápio contém o preço de cada prato e o dia da semana em que este está disponível.</text:p>
        </text:list-item>
        <text:list-item>
          <text:p text:style-name="P3">Clientes encontram-se distribuídos em mesas, servidas por garçons.</text:p>
        </text:list-item>
        <text:list-item>
          <text:p text:style-name="P3">Garçons atendem os clientes conforme a região do restaurante. Cada região define um conjunto de mesas e um conjunto de garçons que as servem.</text:p>
        </text:list-item>
        <text:list-item>
          <text:p text:style-name="P3">Pedidos podem ser coletados por um dos garçons ou pela telefonista.</text:p>
        </text:list-item>
        <text:list-item>
          <text:p text:style-name="P3">O pedido pode ser atendido imediatamente, cenário mais comum, ou ser servido no dia e horário especificados, em uma mesa ou entregue em determinado domicílio.</text:p>
        </text:list-item>
        <text:list-item>
          <text:p text:style-name="P4">Toda entrega à domicílio é realizada por um entregador, identificado conforme o conjunto de pedidos a serem entregues, o momento em que devem ser entregues e a disponibilidade deles, com o propósito de minimizar os custos através de uma rota menor. Cada entregador, no momento em que sai para um conjunto de entregas, recebe uma rota contendo a descrição de cada entrega e o endereço correspondente.</text:p>
        </text:list-item>
        <text:list-item>
          <text:p text:style-name="P4">Pedidos são contabilizados para que uma nota seja posteriormente emitida para pagamento, via cartão de crédito, cheque ou dinheiro.</text:p>
        </text:list-item>
        <text:list-item>
          <text:p text:style-name="P4">A nota emitida e entregue ao cliente contém o período de permanência do cliente(s) no restaurante, bem como o tempo médio de atendimento do pedido.</text:p>
        </text:list-item>
        <text:list-item>
          <text:p text:style-name="P4">Cada pedido deve identificar o cliente que o requisita e o garçom (ou telefonista) que o colheu.</text:p>
        </text:list-item>
        <text:list-item>
          <text:p text:style-name="P4">O pedido pode dar origem a um prato que pode ser é negado pelo cliente e, em <text:span text:style-name="T3">consequência</text:span>, devolvido. Isto também é válido para bebidas. Um suco de laranja com açúcar, um filé malpassado são alguns exemplos de possíveis “devoluções”.</text:p>
        </text:list-item>
        <text:list-item>
          <text:p text:style-name="P4">Periodicamente podem ser emitidas duas listagens relevantes para a qualidade dos serviços prestados pelo restaurante: (a) tempo médio de atendimento de pedido por garçom (usado para premiar garçons eficientes) e (b) pratos que com mais freqüência são devolvidos pelos clientes.</text:p>
        </text:list-item>
        <text:list-item>
          <text:p text:style-name="P4">Em restaurantes há vários trabalhadores. Na cozinha há um chefe. No atendimento, um dos garçons é chefe dos demais. Há um gerente de todo o restaurante. Também há aqueles que estacionam os automóveis e fazem o serviço de segurança.</text:p>
        </text:list-item>
        <text:list-item>
          <text:p text:style-name="P4">O gerente do restaurante é responsável pelo bom andamento das atividades e, em <text:span text:style-name="T1">consequência</text:span>, dele emanam ordens para todos os demais trabalhadores do restaurante.</text:p>
        </text:list-item>
        <text:list-item>
          <text:p text:style-name="P4">Neste restaurante, quando uma nota é emitida, o gerente ordena que o responsável por guardar os automóveis coloque o automóvel do cliente disponível na portaria do restaurante.</text:p>
        </text:list-item>
        <text:list-item>
          <text:p text:style-name="P4">Os pedidos de bebida, neste restaurante, conforme a prática da casa, são atendidos juntamente com os pedidos de pratos correspondentes, exceto quando o cliente desejar de forma diferente. As bebidas são servidas por garçons que só servem bebidas e não coletam pedid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5-13T17:02:13.056720977</meta:creation-date>
    <dc:date>2016-08-29T13:43:50.666641048</dc:date>
    <meta:editing-duration>PT8M17S</meta:editing-duration>
    <meta:editing-cycles>6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17" meta:word-count="477" meta:character-count="2912" meta:non-whitespace-character-count="2465"/>
  </office:meta>
</office:document-meta>
</file>